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950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fill="solid" draw:fill-color="#ff950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2.54cm" svg:x="8.62cm" svg:y="2.27cm">
          <text:p text:style-name="P1">Linear </text:p>
          <text:p text:style-name="P1">Reg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08cm" svg:y1="3.54cm" svg:x2="8.62cm" svg:y2="3.54cm">
          <text:p/>
        </draw:line>
        <draw:frame draw:style-name="gr3" draw:layer="layout" svg:width="1.905cm" svg:height="0.963cm" svg:x="6.08cm" svg:y="2.577cm">
          <draw:text-box>
            <text:p>Vbat</text:p>
          </draw:text-box>
        </draw:frame>
        <draw:line draw:style-name="gr2" draw:text-style-name="P1" draw:layer="layout" svg:x1="11.795cm" svg:y1="3.54cm" svg:x2="14.335cm" svg:y2="3.54cm">
          <text:p/>
        </draw:line>
        <draw:frame draw:style-name="gr3" draw:layer="layout" svg:width="1.905cm" svg:height="0.963cm" svg:x="11.795cm" svg:y="2.577cm">
          <draw:text-box>
            <text:p>3.3V</text:p>
          </draw:text-box>
        </draw:frame>
        <draw:custom-shape draw:style-name="gr1" draw:text-style-name="P1" draw:layer="layout" svg:width="3.175cm" svg:height="2.54cm" svg:x="10.525cm" svg:y="9.89cm">
          <text:p text:style-name="P1">Linear </text:p>
          <text:p text:style-name="P1">Reg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985cm" svg:y1="12.123cm" svg:x2="10.525cm" svg:y2="12.123cm">
          <text:p/>
        </draw:line>
        <draw:frame draw:style-name="gr3" draw:layer="layout" svg:width="1.905cm" svg:height="0.963cm" svg:x="7.985cm" svg:y="11.16cm">
          <draw:text-box>
            <text:p>Vbat</text:p>
          </draw:text-box>
        </draw:frame>
        <draw:line draw:style-name="gr2" draw:text-style-name="P1" draw:layer="layout" svg:x1="13.7cm" svg:y1="11.16cm" svg:x2="16.24cm" svg:y2="11.16cm">
          <text:p/>
        </draw:line>
        <draw:frame draw:style-name="gr3" draw:layer="layout" svg:width="1.905cm" svg:height="0.963cm" svg:x="13.7cm" svg:y="10.197cm">
          <draw:text-box>
            <text:p>1.8V</text:p>
          </draw:text-box>
        </draw:frame>
        <draw:custom-shape draw:style-name="gr1" draw:text-style-name="P1" draw:id="id2" draw:layer="layout" svg:width="3.175cm" svg:height="2.54cm" svg:x="10.525cm" svg:y="14.97cm">
          <text:p text:style-name="P1">Linear </text:p>
          <text:p text:style-name="P1">Reg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715cm" svg:y1="16.875cm" svg:x2="10.525cm" svg:y2="16.875cm">
          <text:p/>
        </draw:line>
        <draw:frame draw:style-name="gr3" draw:layer="layout" svg:width="1.905cm" svg:height="0.963cm" svg:x="6.715cm" svg:y="15.912cm">
          <draw:text-box>
            <text:p>Vbat</text:p>
          </draw:text-box>
        </draw:frame>
        <draw:line draw:style-name="gr2" draw:text-style-name="P1" draw:layer="layout" svg:x1="13.7cm" svg:y1="15.605cm" svg:x2="16.24cm" svg:y2="15.605cm">
          <text:p/>
        </draw:line>
        <draw:frame draw:style-name="gr3" draw:layer="layout" svg:width="1.905cm" svg:height="0.963cm" svg:x="13.7cm" svg:y="14.642cm">
          <draw:text-box>
            <text:p>3.3V</text:p>
          </draw:text-box>
        </draw:frame>
        <draw:custom-shape draw:style-name="gr1" draw:text-style-name="P1" draw:layer="layout" svg:width="3.175cm" svg:height="2.54cm" svg:x="10.525cm" svg:y="19.415cm">
          <text:p text:style-name="P1">Linear </text:p>
          <text:p text:style-name="P1">Reg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985cm" svg:y1="21.648cm" svg:x2="10.525cm" svg:y2="21.648cm">
          <text:p/>
        </draw:line>
        <draw:frame draw:style-name="gr3" draw:layer="layout" svg:width="1.905cm" svg:height="0.963cm" svg:x="7.985cm" svg:y="20.685cm">
          <draw:text-box>
            <text:p>Vbat</text:p>
          </draw:text-box>
        </draw:frame>
        <draw:line draw:style-name="gr2" draw:text-style-name="P1" draw:layer="layout" svg:x1="13.7cm" svg:y1="20.685cm" svg:x2="16.24cm" svg:y2="20.685cm">
          <text:p/>
        </draw:line>
        <draw:frame draw:style-name="gr3" draw:layer="layout" svg:width="1.905cm" svg:height="0.963cm" svg:x="13.7cm" svg:y="19.722cm">
          <draw:text-box>
            <text:p>5V</text:p>
          </draw:text-box>
        </draw:frame>
        <draw:line draw:style-name="gr2" draw:text-style-name="P1" draw:layer="layout" svg:x1="1cm" svg:y1="10.525cm" svg:x2="10.525cm" svg:y2="10.525cm">
          <text:p/>
        </draw:line>
        <draw:frame draw:style-name="gr3" draw:layer="layout" svg:width="3.81cm" svg:height="0.963cm" svg:x="1cm" svg:y="9.562cm">
          <draw:text-box>
            <text:p>PWR_EN</text:p>
          </draw:text-box>
        </draw:frame>
        <draw:line draw:style-name="gr2" draw:text-style-name="P1" draw:layer="layout" svg:x1="1cm" svg:y1="14.663cm" svg:x2="4.81cm" svg:y2="14.663cm">
          <text:p/>
        </draw:line>
        <draw:frame draw:style-name="gr3" draw:layer="layout" svg:width="3.81cm" svg:height="0.963cm" svg:x="1cm" svg:y="13.7cm">
          <draw:text-box>
            <text:p>PWR_EN</text:p>
          </draw:text-box>
        </draw:frame>
        <draw:custom-shape draw:style-name="gr1" draw:text-style-name="P1" draw:id="id1" draw:layer="layout" svg:width="2.54cm" svg:height="1.905cm" svg:x="4.81cm" svg:y="13.7cm">
          <text:p text:style-name="P1">RC </text:p>
          <text:p text:style-name="P1">De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7.35cm" svg:y1="14.652cm" svg:x2="10.525cm" svg:y2="16.24cm" draw:start-shape="id1" draw:start-glue-point="1" draw:end-shape="id2" svg:d="m7350 14652h1588v1588h1587">
          <text:p/>
        </draw:connector>
        <draw:line draw:style-name="gr2" draw:text-style-name="P1" draw:layer="layout" svg:x1="9.255cm" svg:y1="20.05cm" svg:x2="10.525cm" svg:y2="20.05cm">
          <text:p/>
        </draw:line>
        <draw:connector draw:style-name="gr4" draw:text-style-name="P1" draw:layer="layout" svg:x1="13.7cm" svg:y1="16.24cm" svg:x2="9.255cm" svg:y2="18.145cm" draw:start-shape="id2" draw:start-glue-point="1" draw:end-shape="id3" draw:end-glue-point="0" svg:d="m13700 16240h501v1905h-4946">
          <text:p/>
        </draw:connector>
        <draw:line draw:style-name="gr4" draw:text-style-name="P1" draw:id="id3" draw:layer="layout" svg:x1="9.255cm" svg:y1="20.05cm" svg:x2="9.255cm" svg:y2="18.145cm">
          <text:p/>
        </draw:line>
        <draw:frame draw:style-name="gr3" draw:layer="layout" svg:width="2.54cm" svg:height="0.963cm" svg:x="9.255cm" svg:y="18.452cm">
          <draw:text-box>
            <text:p>5V_EN</text:p>
          </draw:text-box>
        </draw:frame>
        <draw:frame draw:style-name="gr3" draw:layer="layout" svg:width="3.175cm" svg:height="0.963cm" svg:x="7.985cm" svg:y="13.7cm">
          <draw:text-box>
            <text:p>3.3V_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cott Rosenbalm</meta:initial-creator>
    <meta:creation-date>2011-01-23T18:37:09.47</meta:creation-date>
    <dc:date>2011-03-05T18:03:50.54</dc:date>
    <dc:creator>Scott Rosenbalm</dc:creator>
    <meta:editing-duration>PT00H14M43S</meta:editing-duration>
    <meta:editing-cycles>2</meta:editing-cycles>
    <meta:generator>OpenOffice.org/3.2$Win32 OpenOffice.org_project/320m18$Build-9502</meta:generator>
    <meta:document-statistic meta:object-count="31"/>
  </office:meta>
</office:document-meta>
</file>